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00ae00" draw:textarea-horizontal-align="center" draw:textarea-vertical-align="middle"/>
    </style:style>
    <style:style style:name="gr3" style:family="graphic" style:parent-style-name="standard">
      <style:graphic-properties draw:fill-color="#9999cc" draw:textarea-horizontal-align="center" draw:textarea-vertical-align="middle"/>
    </style:style>
    <style:style style:name="gr4" style:family="graphic" style:parent-style-name="standard">
      <style:graphic-properties draw:fill-color="#ff6633"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b3b300"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e6ff00"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ffff66" draw:textarea-horizontal-align="justify" draw:textarea-vertical-align="middle" draw:auto-grow-height="false"/>
    </style:style>
    <style:style style:name="gr12" style:family="graphic" style:parent-style-name="standard">
      <style:graphic-properties draw:fill-color="#23ff23"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center" fo:text-indent="0cm"/>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3" draw:layer="layout" svg:width="2.54cm" svg:height="2.54cm" svg:x="18.05cm" svg:y="1cm">
          <text:p text:style-name="P1"/>
          <text:p text:style-name="P1"/>
          <text:p text:style-name="P1"/>
          <text:p text:style-name="P1"/>
          <text:p text:style-name="P1"/>
          <text:p text:style-name="P1">User 1</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1" draw:id="id2" draw:layer="layout" svg:width="8.255cm" svg:height="1.27cm" svg:x="12.43cm" svg:y="6.345cm">
          <text:p text:style-name="P1">MANUAL Backup</text:p>
        </draw:rect>
        <draw:rect draw:style-name="gr3" draw:text-style-name="P1" draw:id="id5" draw:layer="layout" svg:width="7.62cm" svg:height="2.54cm" svg:x="12.97cm" svg:y="13.06cm">
          <text:p text:style-name="P1">BACKUP FOLDER</text:p>
        </draw:rect>
        <draw:rect draw:style-name="gr4" draw:text-style-name="P1" draw:id="id1" draw:layer="layout" svg:width="8.255cm" svg:height="1.27cm" svg:x="8.85cm" svg:y="1cm">
          <text:p text:style-name="P1">Password of user</text:p>
        </draw:rect>
        <draw:connector draw:style-name="gr5" draw:text-style-name="P1" draw:layer="layout" draw:type="line" svg:x1="12.977cm" svg:y1="2.27cm" svg:x2="16.557cm" svg:y2="6.345cm" draw:start-shape="id1" draw:start-glue-point="2" draw:end-shape="id2" draw:end-glue-point="0">
          <text:p text:style-name="P1">Enters</text:p>
        </draw:connector>
        <draw:connector draw:style-name="gr5" draw:text-style-name="P1" draw:layer="layout" draw:type="line" svg:x1="19.319cm" svg:y1="3.54cm" svg:x2="16.557cm" svg:y2="6.345cm" draw:start-shape="id3" draw:start-glue-point="8" draw:end-shape="id2" draw:end-glue-point="0">
          <text:p text:style-name="P1">Runs</text:p>
          <text:p text:style-name="P1"/>
        </draw:connector>
        <draw:rect draw:style-name="gr6" draw:text-style-name="P1" draw:id="id4" draw:layer="layout" svg:width="6.985cm" svg:height="1.905cm" svg:x="13.7cm" svg:y="9.52cm">
          <text:p text:style-name="P1">PROTECTED</text:p>
          <text:p text:style-name="P1">ARCHIVE</text:p>
        </draw:rect>
        <draw:connector draw:style-name="gr7" draw:text-style-name="P2" draw:layer="layout" draw:type="line" svg:x1="16.557cm" svg:y1="7.615cm" svg:x2="17.192cm" svg:y2="9.52cm" draw:start-shape="id2" draw:start-glue-point="2" draw:end-shape="id4" draw:end-glue-point="0">
          <text:p/>
        </draw:connector>
        <draw:connector draw:style-name="gr7" draw:text-style-name="P2" draw:layer="layout" draw:type="line" svg:x1="17.192cm" svg:y1="11.425cm" svg:x2="16.78cm" svg:y2="13.06cm" draw:start-shape="id4" draw:start-glue-point="2" draw:end-shape="id5" draw:end-glue-point="0">
          <text:p/>
        </draw:connector>
        <draw:rect draw:style-name="gr2" draw:text-style-name="P1" draw:id="id7" draw:layer="layout" svg:width="8.255cm" svg:height="1.27cm" svg:x="12.335cm" svg:y="20.085cm">
          <text:p text:style-name="P1">MANUAL Backup</text:p>
        </draw:rect>
        <draw:rect draw:style-name="gr4" draw:text-style-name="P1" draw:id="id6" draw:layer="layout" svg:width="8.255cm" svg:height="1.27cm" svg:x="8.285cm" svg:y="25.33cm">
          <text:p text:style-name="P1">Password of user</text:p>
        </draw:rect>
        <draw:connector draw:style-name="gr5" draw:text-style-name="P1" draw:layer="layout" draw:type="line" svg:x1="12.412cm" svg:y1="25.33cm" svg:x2="16.462cm" svg:y2="21.355cm" draw:start-shape="id6" draw:start-glue-point="0" draw:end-shape="id7" draw:end-glue-point="2">
          <text:p text:style-name="P1">Enters</text:p>
        </draw:connector>
        <draw:connector draw:style-name="gr5" draw:text-style-name="P1" draw:layer="layout" draw:type="line" svg:x1="20.05cm" svg:y1="24.494cm" svg:x2="16.462cm" svg:y2="21.355cm" draw:start-shape="id8" draw:start-glue-point="10" draw:end-shape="id7" draw:end-glue-point="2">
          <text:p text:style-name="P1">Runs</text:p>
          <text:p text:style-name="P1"/>
        </draw:connector>
        <draw:rect draw:style-name="gr6" draw:text-style-name="P1" draw:id="id9" draw:layer="layout" svg:width="6.985cm" svg:height="1.905cm" svg:x="13.605cm" svg:y="16.875cm">
          <text:p text:style-name="P1">PROTECTED</text:p>
          <text:p text:style-name="P1">ARCHIVE</text:p>
        </draw:rect>
        <draw:connector draw:style-name="gr7" draw:text-style-name="P2" draw:layer="layout" draw:type="line" svg:x1="16.462cm" svg:y1="20.085cm" svg:x2="17.097cm" svg:y2="18.78cm" draw:start-shape="id7" draw:start-glue-point="0" draw:end-shape="id9" draw:end-glue-point="2">
          <text:p/>
        </draw:connector>
        <draw:custom-shape draw:style-name="gr1" draw:text-style-name="P2" draw:id="id8" draw:layer="layout" svg:width="2.54cm" svg:height="2.54cm" svg:x="17.51cm" svg:y="23.225cm">
          <text:p text:style-name="P1"/>
          <text:p text:style-name="P1"/>
          <text:p text:style-name="P1"/>
          <text:p text:style-name="P1"/>
          <text:p text:style-name="P1"/>
          <text:p text:style-name="P1"/>
          <text:p text:style-name="P1">User 2</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7" draw:text-style-name="P2" draw:layer="layout" draw:type="line" svg:x1="17.097cm" svg:y1="16.875cm" svg:x2="16.78cm" svg:y2="15.6cm" draw:start-shape="id9" draw:start-glue-point="0" draw:end-shape="id5" draw:end-glue-point="2">
          <text:p/>
        </draw:connector>
        <draw:rect draw:style-name="gr8" draw:text-style-name="P2" draw:layer="layout" svg:width="4.01cm" svg:height="1.27cm" svg:x="3.14cm" svg:y="11.16cm">
          <text:p text:style-name="P1">SERVICE</text:p>
        </draw:rect>
        <draw:custom-shape draw:style-name="gr9" draw:text-style-name="P1" draw:id="id11" draw:layer="layout" svg:width="2.54cm" svg:height="2.54cm" svg:x="1.035cm" svg:y="10.525cm">
          <text:p text:style-name="P1">24</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 draw:text-style-name="P1" draw:layer="layout" svg:width="2.54cm" svg:height="1.905cm" svg:x="1.635cm" svg:y="1cm">
          <text:p text:style-name="P1"/>
          <text:p text:style-name="P1"/>
          <text:p text:style-name="P1"/>
          <text:p text:style-name="P1"/>
          <text:p text:style-name="P1">Admin accaunt</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rect draw:style-name="gr4" draw:text-style-name="P1" draw:id="id13" draw:layer="layout" svg:width="5.08cm" svg:height="1.905cm" svg:x="6.715cm" svg:y="4.175cm">
          <text:p text:style-name="P1">Password for </text:p>
          <text:p text:style-name="P1">complete backup</text:p>
        </draw:rect>
        <draw:rect draw:style-name="gr8" draw:text-style-name="P2" draw:id="id10" draw:layer="layout" svg:width="5.715cm" svg:height="1.905cm" svg:x="1cm" svg:y="4.175cm">
          <text:p text:style-name="P1">SCHEDULING </text:p>
          <text:p text:style-name="P1">options</text:p>
        </draw:rect>
        <draw:rect draw:style-name="gr8" draw:text-style-name="P2" draw:id="id12" draw:layer="layout" svg:width="10.16cm" svg:height="1.905cm" svg:x="1cm" svg:y="20.05cm">
          <text:p text:style-name="P1">CONSOLE TOOL</text:p>
          <text:p text:style-name="P1">under LOCAL SYSTEM accaunt</text:p>
        </draw:rect>
        <draw:connector draw:style-name="gr7" draw:text-style-name="P2" draw:layer="layout" draw:type="line" svg:x1="3.857cm" svg:y1="6.08cm" svg:x2="2.305cm" svg:y2="10.525cm" draw:start-shape="id10" draw:start-glue-point="2" draw:end-shape="id11" draw:end-glue-point="0">
          <text:p/>
        </draw:connector>
        <draw:connector draw:style-name="gr5" draw:text-style-name="P1" draw:layer="layout" draw:type="line" svg:x1="2.305cm" svg:y1="13.065cm" svg:x2="6.08cm" svg:y2="20.05cm" draw:start-shape="id11" draw:start-glue-point="2" draw:end-shape="id12" draw:end-glue-point="0">
          <text:p text:style-name="P1"/>
          <text:p text:style-name="P1"/>
          <text:p text:style-name="P1">Runs under</text:p>
          <text:p text:style-name="P1">user with limited access</text:p>
          <text:p text:style-name="P1">to folder</text:p>
          <text:p text:style-name="P1"/>
          <text:p text:style-name="P1"/>
          <text:p text:style-name="P1"/>
        </draw:connector>
        <draw:connector draw:style-name="gr7" draw:text-style-name="P2" draw:layer="layout" draw:type="line" svg:x1="9.255cm" svg:y1="6.08cm" svg:x2="6.08cm" svg:y2="20.05cm" draw:start-shape="id13" draw:start-glue-point="2" draw:end-shape="id12" draw:end-glue-point="0">
          <text:p/>
        </draw:connector>
        <draw:connector draw:style-name="gr7" draw:text-style-name="P2" draw:layer="layout" draw:type="line" svg:x1="12.97cm" svg:y1="14.33cm" svg:x2="6.08cm" svg:y2="20.05cm" draw:start-shape="id5" draw:start-glue-point="3" draw:end-shape="id12" draw:end-glue-point="0">
          <text:p/>
        </draw:connector>
        <draw:rect draw:style-name="gr8" draw:text-style-name="P2" draw:id="id14" draw:layer="layout" svg:width="6.985cm" svg:height="1.27cm" svg:x="1cm" svg:y="23.86cm">
          <text:p text:style-name="P1">REMOTE STORAGE</text:p>
        </draw:rect>
        <draw:connector draw:style-name="gr7" draw:text-style-name="P2" draw:layer="layout" draw:type="line" svg:x1="6.08cm" svg:y1="21.955cm" svg:x2="4.492cm" svg:y2="23.86cm" draw:start-shape="id12" draw:start-glue-point="2" draw:end-shape="id14" draw:end-glue-point="0">
          <text:p/>
        </draw:connector>
        <draw:custom-shape draw:style-name="gr10" draw:text-style-name="P2" draw:layer="layout" svg:width="1.27cm" svg:height="1.27cm" svg:x="1.635cm" svg:y="13.7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3" draw:layer="layout" svg:width="4.01cm" svg:height="2.54cm" svg:x="7.35cm" svg:y="10.525cm">
          <text:p text:style-name="P3"><text:span text:style-name="T1">Protected</text:span></text:p>
          <text:p text:style-name="P3"><text:span text:style-name="T1">storage</text:span></text:p>
          <text:p text:style-name="P3"><text:span text:style-name="T1">with login</text:span></text:p>
          <text:p text:style-name="P3"><text:span text:style-name="T1">and </text:span></text:p>
          <text:p text:style-name="P3"><text:span text:style-name="T1">passwor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ge>
      <draw:page draw:name="page2" draw:style-name="dp1" draw:master-page-name="Default">
        <office:forms form:automatic-focus="false" form:apply-design-mode="false"/>
        <draw:rect draw:style-name="gr8" draw:text-style-name="P2" draw:layer="layout" svg:width="17.145cm" svg:height="0.635cm" svg:x="1.635cm" svg:y="1.635cm">
          <text:p text:style-name="P1">Анализ на уязвимости</text:p>
        </draw:rect>
        <draw:rect draw:style-name="gr8" draw:text-style-name="P2" draw:layer="layout" svg:width="17.78cm" svg:height="1.27cm" svg:x="1.635cm" svg:y="2.905cm">
          <text:p text:style-name="P1">Данные которые хранятся у пользователей:</text:p>
        </draw:rect>
        <draw:rect draw:style-name="gr8" draw:text-style-name="P2" draw:layer="layout" svg:width="8.255cm" svg:height="0.635cm" svg:x="1.635cm" svg:y="4.81cm">
          <text:p text:style-name="P1">Пароли и настройка РК</text:p>
        </draw:rect>
        <draw:rect draw:style-name="gr8" draw:text-style-name="P2" draw:id="id15" draw:layer="layout" svg:width="7.62cm" svg:height="3.81cm" svg:x="12.43cm" svg:y="4.81cm">
          <text:p text:style-name="P1">ЗАШИФРОВАНЫ</text:p>
          <text:p text:style-name="P1">КАК</text:p>
          <text:p text:style-name="P1">ФАЙЛ </text:p>
          <text:p text:style-name="P1">ПОЛЬЗОВАТЕЛЬСКИМ</text:p>
          <text:p text:style-name="P1">АККАУНТОМ</text:p>
        </draw:rect>
        <draw:rect draw:style-name="gr8" draw:text-style-name="P2" draw:id="id16" draw:layer="layout" svg:width="13.335cm" svg:height="1.27cm" svg:x="7.255cm" svg:y="11.765cm">
          <text:p text:style-name="P1">Требования: к файловой системе,</text:p>
          <text:p text:style-name="P1">ограничения на набор ОС</text:p>
        </draw:rect>
        <draw:connector draw:style-name="gr7" draw:text-style-name="P2" draw:layer="layout" draw:type="line" svg:x1="16.24cm" svg:y1="8.62cm" svg:x2="13.922cm" svg:y2="11.765cm" draw:start-shape="id15" draw:start-glue-point="2" draw:end-shape="id16" draw:end-glue-point="0">
          <text:p/>
        </draw:connector>
        <draw:line draw:style-name="gr7" draw:text-style-name="P2" draw:layer="layout" svg:x1="9.89cm" svg:y1="5.145cm" svg:x2="12.43cm" svg:y2="5.145cm">
          <text:p/>
        </draw:line>
        <draw:rect draw:style-name="gr8" draw:text-style-name="P2" draw:id="id17" draw:layer="layout" svg:width="8.255cm" svg:height="0.635cm" svg:x="1.635cm" svg:y="6.08cm">
          <text:p text:style-name="P1">Сами данные для РК</text:p>
        </draw:rect>
        <draw:rect draw:style-name="gr8" draw:text-style-name="P2" draw:id="id18" draw:layer="layout" svg:width="8.89cm" svg:height="1.905cm" svg:x="1.635cm" svg:y="7.985cm">
          <text:p text:style-name="P1">Используется механизмы </text:p>
          <text:p text:style-name="P1">разграничения доступа ОС</text:p>
        </draw:rect>
        <draw:connector draw:style-name="gr7" draw:text-style-name="P2" draw:layer="layout" draw:type="line" svg:x1="5.762cm" svg:y1="6.715cm" svg:x2="6.08cm" svg:y2="7.985cm" draw:start-shape="id17" draw:start-glue-point="2" draw:end-shape="id18" draw:end-glue-point="0">
          <text:p/>
        </draw:connector>
        <draw:rect draw:style-name="gr8" draw:text-style-name="P2" draw:layer="layout" svg:width="12.065cm" svg:height="1.27cm" svg:x="1cm" svg:y="14.535cm">
          <text:p text:style-name="P1">Предусмотренные в модели защиты:</text:p>
        </draw:rect>
        <draw:rect draw:style-name="gr8" draw:text-style-name="P2" draw:id="id19" draw:layer="layout" svg:width="13.97cm" svg:height="2.74cm" svg:x="5.445cm" svg:y="16.04cm">
          <text:p text:style-name="P1">От доступа к настройкам в </text:p>
          <text:p text:style-name="P1">многопользовательской среде и системными </text:p>
          <text:p text:style-name="P1">администраторами через удаление пароля</text:p>
        </draw:rect>
        <draw:rect draw:style-name="gr8" draw:text-style-name="P2" draw:layer="layout" svg:width="13.97cm" svg:height="1.905cm" svg:x="6.715cm" svg:y="20.05cm">
          <text:p text:style-name="P1">Защита от дешифрования перехваченной </text:p>
          <text:p text:style-name="P1">резервной копии по сети</text:p>
        </draw:rect>
        <draw:rect draw:style-name="gr8" draw:text-style-name="P2" draw:id="id20" draw:layer="layout" svg:width="13.97cm" svg:height="2.54cm" svg:x="1cm" svg:y="22.59cm">
          <text:p text:style-name="P1">Даже администратор не может открыть </text:p>
          <text:p text:style-name="P1">резервную копию пользователя не зная пароль</text:p>
          <text:p text:style-name="P1">а доступ к паролю – также не может никоим </text:p>
          <text:p text:style-name="P1">образом получить</text:p>
        </draw:rect>
        <draw:connector draw:style-name="gr7" draw:text-style-name="P2" draw:layer="layout" draw:type="line" svg:x1="12.43cm" svg:y1="18.78cm" svg:x2="7.985cm" svg:y2="22.59cm" draw:start-shape="id19" draw:start-glue-point="2" draw:end-shape="id20" draw:end-glue-point="0">
          <text:p/>
        </draw:connector>
        <draw:rect draw:style-name="gr8" draw:text-style-name="P2" draw:layer="layout" svg:width="14.605cm" svg:height="1.27cm" svg:x="5.445cm" svg:y="25.33cm">
          <text:p text:style-name="P1">Защита на 2 уровнях – внутренняя и </text:p>
          <text:p text:style-name="P1">двойная – при передаче по сети</text:p>
        </draw:rect>
      </draw:page>
      <draw:page draw:name="page3" draw:style-name="dp1" draw:master-page-name="Default">
        <office:forms form:automatic-focus="false" form:apply-design-mode="false"/>
        <draw:rect draw:style-name="gr8" draw:text-style-name="P2" draw:layer="layout" svg:width="12.065cm" svg:height="1.905cm" svg:x="6.715cm" svg:y="1.635cm">
          <text:p text:style-name="P1">Более длительный (2-3 года) срок </text:p>
          <text:p text:style-name="P1">вскрытия рк случайным перебором</text:p>
        </draw:rect>
        <draw:rect draw:style-name="gr8" draw:text-style-name="P2" draw:layer="layout" svg:width="12.7cm" svg:height="1.27cm" svg:x="6.08cm" svg:y="4.175cm">
          <text:p text:style-name="P1">Получение доступа к РК через</text:p>
        </draw:rect>
        <draw:rect draw:style-name="gr8" draw:text-style-name="P2" draw:layer="layout" svg:width="7.62cm" svg:height="1.27cm" svg:x="11.16cm" svg:y="6.08cm">
          <text:p text:style-name="P1">Согласие и доступ со </text:p>
          <text:p text:style-name="P1">стороны админа - ключ</text:p>
        </draw:rect>
        <draw:rect draw:style-name="gr8" draw:text-style-name="P2" draw:layer="layout" svg:width="7.62cm" svg:height="1.27cm" svg:x="11.16cm" svg:y="7.985cm">
          <text:p text:style-name="P1">Пользовательская защита</text:p>
          <text:p text:style-name="P1">стороны админа</text:p>
        </draw:rect>
        <draw:rect draw:style-name="gr8" draw:text-style-name="P2" draw:layer="layout" svg:width="18.415cm" svg:height="1.905cm" svg:x="1.635cm" svg:y="9.39cm">
          <text:p text:style-name="P1">При атаке на сервер и получения пароля учетной записи</text:p>
          <text:p text:style-name="P1">пользователя, производящего РК(backupOperator)</text:p>
        </draw:rect>
        <draw:rect draw:style-name="gr8" draw:text-style-name="P2" draw:layer="layout" svg:width="12.065cm" svg:height="2.34cm" svg:x="8.585cm" svg:y="11.495cm">
          <text:p text:style-name="P1">Нарушен только 1 уровень защиты - </text:p>
          <text:p text:style-name="P1">следовательно данные будут защищены</text:p>
          <text:p text:style-name="P1">минимум 1 год</text:p>
        </draw:rect>
        <draw:rect draw:style-name="gr8" draw:text-style-name="P2" draw:layer="layout" svg:width="19.05cm" svg:height="1.27cm" svg:x="1.635cm" svg:y="15.605cm">
          <text:p text:style-name="P1">Пароль в случае backupOperator – не указан</text:p>
        </draw:rect>
        <draw:rect draw:style-name="gr8" draw:text-style-name="P2" draw:layer="layout" svg:width="12.7cm" svg:height="1.27cm" svg:x="7.35cm" svg:y="17.51cm">
          <text:p text:style-name="P1">Встроенные ограничения на передачу</text:p>
          <text:p text:style-name="P1"><text:s/>по сети</text:p>
        </draw:rect>
        <draw:rect draw:style-name="gr8" draw:text-style-name="P2" draw:layer="layout" svg:width="12.7cm" svg:height="1.27cm" svg:x="7.35cm" svg:y="19.415cm">
          <text:p text:style-name="P1">Вскрыть можно только образ, но не данные </text:p>
          <text:p text:style-name="P1">защищенные РК пользователя</text:p>
        </draw:rect>
        <draw:rect draw:style-name="gr8" draw:text-style-name="P2" draw:layer="layout" svg:width="18.415cm" svg:height="1.27cm" svg:x="1.635cm" svg:y="21.955cm">
          <text:p text:style-name="P1">Получен пароль пользователя</text:p>
        </draw:rect>
        <draw:rect draw:style-name="gr8" draw:text-style-name="P2" draw:layer="layout" svg:width="12.7cm" svg:height="1.27cm" svg:x="6.715cm" svg:y="23.86cm">
          <text:p text:style-name="P1">Можно получить доступ к данным и без РК </text:p>
          <text:p text:style-name="P1">этот тип защиты лежит не на утилите</text:p>
        </draw:rect>
        <draw:rect draw:style-name="gr8" draw:text-style-name="P2" draw:layer="layout" svg:width="16.51cm" svg:height="2.34cm" svg:x="1cm" svg:y="13.265cm">
          <text:p text:style-name="P1">Поскольку модель требует создавать </text:p>
          <text:p text:style-name="P1">огранич аккаунт только к общей папке</text:p>
          <text:p text:style-name="P1">- то никаких данных никем в незащ виде получено не будет</text:p>
        </draw:rect>
      </draw:page>
      <draw:page draw:name="page4" draw:style-name="dp1" draw:master-page-name="Default">
        <office:forms form:automatic-focus="false" form:apply-design-mode="false"/>
        <draw:rect draw:style-name="gr8" draw:text-style-name="P2" draw:layer="layout" svg:width="19.685cm" svg:height="1.27cm" svg:x="0.905cm" svg:y="1cm">
          <text:p text:style-name="P1">Получен пароль администратора</text:p>
        </draw:rect>
        <draw:rect draw:style-name="gr8" draw:text-style-name="P2" draw:layer="layout" svg:width="17.145cm" svg:height="3.175cm" svg:x="2.27cm" svg:y="2.905cm">
          <text:p text:style-name="P1">К РК доступ не требуется – поскольку ЗУ может получить доступ</text:p>
          <text:p text:style-name="P1">к самим данным – не решается на уровне утилиты</text:p>
          <text:p text:style-name="P1">на уровне модели пароли-логины пользователй и админов не использубются</text:p>
        </draw:rect>
        <draw:rect draw:style-name="gr8" draw:text-style-name="P2" draw:layer="layout" svg:width="18.415cm" svg:height="1.27cm" svg:x="2.27cm" svg:y="7.35cm">
          <text:p text:style-name="P1">При настройке утилиты админ указал свои логин и пароль как</text:p>
          <text:p text:style-name="P1">backupOperator</text:p>
        </draw:rect>
        <draw:rect draw:style-name="gr4" draw:text-style-name="P1" draw:id="id22" draw:layer="layout" svg:width="18.415cm" svg:height="3.175cm" svg:x="2.27cm" svg:y="9.255cm">
          <text:p text:style-name="P1">Утилита будет выводить предупреждения</text:p>
          <text:p text:style-name="P1">при их сохранении и терпеливо разъяснать почему это неправильно</text:p>
          <text:p text:style-name="P1">запугивать</text:p>
          <text:p text:style-name="P1">а при РК выводить что это ошибка – использование привил прав</text:p>
        </draw:rect>
        <draw:rect draw:style-name="gr8" draw:text-style-name="P2" draw:id="id21" draw:layer="layout" svg:width="18.32cm" svg:height="1.27cm" svg:x="1cm" svg:y="17.51cm">
          <text:p text:style-name="P1">Не защищенная среда – все админы никто не хочет думать</text:p>
          <text:p text:style-name="P1">о защите</text:p>
        </draw:rect>
        <draw:rect draw:style-name="gr8" draw:text-style-name="P2" draw:id="id23" draw:layer="layout" svg:width="9.525cm" svg:height="1.27cm" svg:x="11.16cm" svg:y="13.7cm">
          <text:p text:style-name="P1">Админам надоест видеть лог</text:p>
          <text:p text:style-name="P1">с только одной ошибкой</text:p>
        </draw:rect>
        <draw:rect draw:style-name="gr8" draw:text-style-name="P2" draw:id="id25" draw:layer="layout" svg:width="9.43cm" svg:height="0.635cm" svg:x="11.16cm" svg:y="15.605cm">
          <text:p text:style-name="P1">Исправят</text:p>
        </draw:rect>
        <draw:rect draw:style-name="gr8" draw:text-style-name="P2" draw:id="id24" draw:layer="layout" svg:width="7.62cm" svg:height="3.175cm" svg:x="7.35cm" svg:y="20.05cm">
          <text:p text:style-name="P1">Пользователь просветится</text:p>
          <text:p text:style-name="P1">откроет документацию, где будет</text:p>
          <text:p text:style-name="P1">со скриншотами показано </text:p>
          <text:p text:style-name="P1">как настроить модель рк</text:p>
        </draw:rect>
        <draw:connector draw:style-name="gr7" draw:text-style-name="P2" draw:layer="layout" draw:type="line" svg:x1="10.16cm" svg:y1="17.51cm" svg:x2="11.477cm" svg:y2="12.43cm" draw:start-shape="id21" draw:start-glue-point="0" draw:end-shape="id22">
          <text:p/>
        </draw:connector>
        <draw:connector draw:style-name="gr7" draw:text-style-name="P2" draw:layer="layout" draw:type="line" svg:x1="11.477cm" svg:y1="12.43cm" svg:x2="15.922cm" svg:y2="13.7cm" draw:start-shape="id22" draw:start-glue-point="2" draw:end-shape="id23" draw:end-glue-point="0">
          <text:p/>
        </draw:connector>
        <draw:connector draw:style-name="gr7" draw:text-style-name="P2" draw:layer="layout" draw:type="line" svg:x1="11.477cm" svg:y1="12.43cm" svg:x2="11.16cm" svg:y2="20.05cm" draw:start-shape="id22" draw:start-glue-point="2" draw:end-shape="id24" draw:end-glue-point="0">
          <text:p/>
        </draw:connector>
        <draw:connector draw:style-name="gr7" draw:text-style-name="P2" draw:layer="layout" draw:type="line" svg:x1="11.16cm" svg:y1="23.225cm" svg:x2="15.875cm" svg:y2="16.24cm" draw:start-shape="id24" draw:start-glue-point="2" draw:end-shape="id25" draw:end-glue-point="2">
          <text:p/>
        </draw:connector>
        <draw:connector draw:style-name="gr7" draw:text-style-name="P2" draw:layer="layout" draw:type="line" svg:x1="15.922cm" svg:y1="14.97cm" svg:x2="15.875cm" svg:y2="15.605cm" draw:start-shape="id23" draw:start-glue-point="2" draw:end-shape="id25" draw:end-glue-point="0">
          <text:p/>
        </draw:connector>
        <draw:rect draw:style-name="gr8" draw:text-style-name="P2" draw:layer="layout" svg:width="5.08cm" svg:height="3.175cm" svg:x="15.605cm" svg:y="21.955cm">
          <text:p text:style-name="P1">Если не откроет</text:p>
          <text:p text:style-name="P1">защита значит не</text:p>
          <text:p text:style-name="P1">надо и готов терпеть</text:p>
          <text:p text:style-name="P1">сообщения</text:p>
        </draw:rect>
        <draw:rect draw:style-name="gr12" draw:text-style-name="P1" draw:layer="layout" svg:width="13.335cm" svg:height="3.175cm" svg:x="1cm" svg:y="23.765cm">
          <text:p text:style-name="P1">PASSED</text:p>
        </draw:rect>
      </draw:page>
      <draw:page draw:name="page5" draw:style-name="dp1" draw:master-page-name="Default">
        <office:forms form:automatic-focus="false" form:apply-design-mode="false"/>
        <draw:rect draw:style-name="gr8" draw:text-style-name="P2" draw:layer="layout" svg:width="15.875cm" svg:height="1.27cm" svg:x="1.635cm" svg:y="1.635cm">
          <text:p text:style-name="P1">Хранение данных по планировщику</text:p>
        </draw:rect>
        <draw:rect draw:style-name="gr8" draw:text-style-name="P2" draw:id="id26" draw:layer="layout" svg:width="7.62cm" svg:height="0.635cm" svg:x="1cm" svg:y="3.54cm">
          <text:p text:style-name="P1">ГДЕ</text:p>
        </draw:rect>
        <draw:rect draw:style-name="gr8" draw:text-style-name="P2" draw:id="id32" draw:layer="layout" svg:width="7.62cm" svg:height="0.635cm" svg:x="1cm" svg:y="17.51cm">
          <text:p text:style-name="P1">КАК</text:p>
        </draw:rect>
        <draw:rect draw:style-name="gr8" draw:text-style-name="P2" draw:id="id29" draw:layer="layout" svg:width="7.62cm" svg:height="0.635cm" svg:x="1cm" svg:y="10.525cm">
          <text:p text:style-name="P1">ЧТО</text:p>
        </draw:rect>
        <draw:rect draw:style-name="gr8" draw:text-style-name="P2" draw:id="id27" draw:layer="layout" svg:width="10.16cm" svg:height="3.175cm" svg:x="9.89cm" svg:y="3.54cm">
          <text:p text:style-name="P1">Там где доступ может получить</text:p>
          <text:p text:style-name="P1">только привил пользователь</text:p>
          <text:p text:style-name="P1">который установил службу</text:p>
          <text:p text:style-name="P1">либо любой другой админ</text:p>
        </draw:rect>
        <draw:rect draw:style-name="gr8" draw:text-style-name="P2" draw:id="id28" draw:layer="layout" svg:width="7.62cm" svg:height="1.27cm" svg:x="12.43cm" svg:y="7.385cm">
          <text:p text:style-name="P1">&lt;admin&gt;\AppFolder\butil\</text:p>
        </draw:rect>
        <draw:connector draw:style-name="gr7" draw:text-style-name="P2" draw:layer="layout" draw:type="line" svg:x1="8.62cm" svg:y1="3.857cm" svg:x2="9.89cm" svg:y2="5.127cm" draw:start-shape="id26" draw:start-glue-point="1" draw:end-shape="id27" draw:end-glue-point="3">
          <text:p/>
        </draw:connector>
        <draw:connector draw:style-name="gr7" draw:text-style-name="P2" draw:layer="layout" draw:type="line" svg:x1="14.97cm" svg:y1="6.715cm" svg:x2="16.24cm" svg:y2="7.385cm" draw:start-shape="id27" draw:start-glue-point="2" draw:end-shape="id28">
          <text:p/>
        </draw:connector>
        <draw:rect draw:style-name="gr8" draw:text-style-name="P2" draw:id="id30" draw:layer="layout" svg:width="8.89cm" svg:height="1.27cm" svg:x="11.16cm" svg:y="10.525cm">
          <text:p text:style-name="P1">Непосредственно настрйоки</text:p>
        </draw:rect>
        <draw:rect draw:style-name="gr8" draw:text-style-name="P2" draw:id="id31" draw:layer="layout" svg:width="8.89cm" svg:height="3.81cm" svg:x="11.16cm" svg:y="12.43cm">
          <text:p text:style-name="P1">Логин и пароль ограниченного</text:p>
          <text:p text:style-name="P1">аккаунта backupOperator с </text:p>
          <text:p text:style-name="P1">доступом только к одной папке</text:p>
          <text:p text:style-name="P1">с которым служба будет запускть</text:p>
          <text:p text:style-name="P1">утилиту консольного РК</text:p>
        </draw:rect>
        <draw:connector draw:style-name="gr7" draw:text-style-name="P2" draw:layer="layout" draw:type="line" svg:x1="8.62cm" svg:y1="10.842cm" svg:x2="11.16cm" svg:y2="11.16cm" draw:start-shape="id29" draw:start-glue-point="1" draw:end-shape="id30" draw:end-glue-point="3">
          <text:p/>
        </draw:connector>
        <draw:connector draw:style-name="gr7" draw:text-style-name="P2" draw:layer="layout" draw:type="line" svg:x1="8.62cm" svg:y1="10.842cm" svg:x2="11.16cm" svg:y2="14.335cm" draw:start-shape="id29" draw:start-glue-point="1" draw:end-shape="id31" draw:end-glue-point="3">
          <text:p/>
        </draw:connector>
        <draw:rect draw:style-name="gr8" draw:text-style-name="P2" draw:id="id33" draw:layer="layout" svg:width="9.525cm" svg:height="5.08cm" svg:x="10.525cm" svg:y="17.51cm">
          <text:p text:style-name="P1">ОТДЕЛЬНЫЙ файл</text:p>
          <text:p text:style-name="P1">НЕ шифровать</text:p>
          <text:p text:style-name="P1">поскольку доступ имеют только</text:p>
          <text:p text:style-name="P1">администраторы</text:p>
          <text:p text:style-name="P1">а если получен пароль хотя бы</text:p>
          <text:p text:style-name="P1">одного админа – защищать </text:p>
          <text:p text:style-name="P1">эти данные нет смысла</text:p>
        </draw:rect>
        <draw:connector draw:style-name="gr7" draw:text-style-name="P2" draw:layer="layout" draw:type="line" svg:x1="8.62cm" svg:y1="17.827cm" svg:x2="10.525cm" svg:y2="20.05cm" draw:start-shape="id32" draw:start-glue-point="1" draw:end-shape="id33" draw:end-glue-point="3">
          <text:p/>
        </draw:connector>
        <draw:rect draw:style-name="gr8" draw:text-style-name="P2" draw:layer="layout" svg:width="13.335cm" svg:height="1.27cm" svg:x="1cm" svg:y="22.96cm">
          <text:p text:style-name="P1">Хранение данных профиля РК для оператора</text:p>
          <text:p text:style-name="P1">РК</text:p>
        </draw:rect>
        <draw:rect draw:style-name="gr8" draw:text-style-name="P2" draw:layer="layout" svg:width="9.525cm" svg:height="1.905cm" svg:x="10.525cm" svg:y="24.495cm">
          <text:p text:style-name="P1">Такое же как и для обычных</text:p>
          <text:p text:style-name="P1">пользователей – зашифрованный</text:p>
          <text:p text:style-name="P1">как лок аккаунт ситемой</text:p>
        </draw:rect>
      </draw:page>
      <draw:page draw:name="page6" draw:style-name="dp1" draw:master-page-name="Default">
        <office:forms form:automatic-focus="false" form:apply-design-mode="false"/>
        <draw:rect draw:style-name="gr8" draw:text-style-name="P2" draw:layer="layout" svg:width="14.605cm" svg:height="1.27cm" svg:x="1.635cm" svg:y="1cm">
          <text:p text:style-name="P1">Реализация - заметки</text:p>
        </draw:rect>
        <draw:rect draw:style-name="gr8" draw:text-style-name="P2" draw:layer="layout" svg:width="14.605cm" svg:height="2.54cm" svg:x="1cm" svg:y="3.54cm">
          <text:p text:style-name="P1">Перевод хранения настроек Profile Settings в</text:p>
          <text:p text:style-name="P1">Isolated Storage с требованием их шифрования</text:p>
          <text:p text:style-name="P1">если пользователь будет хранить любую информацию</text:p>
        </draw:rect>
        <draw:rect draw:style-name="gr8" draw:text-style-name="P2" draw:layer="layout" svg:width="15.24cm" svg:height="1.27cm" svg:x="4.81cm" svg:y="6.715cm">
          <text:p text:style-name="P1">Шифрование в автоматическом режиме должна</text:p>
          <text:p text:style-name="P1">обеспечивать программа</text:p>
        </draw:rect>
        <draw:rect draw:style-name="gr8" draw:text-style-name="P2" draw:layer="layout" svg:width="15.24cm" svg:height="3.81cm" svg:x="4.81cm" svg:y="8.62cm">
          <text:p text:style-name="P1">Если файл нельзя зашифровать – рассказать </text:p>
          <text:p text:style-name="P1">пользователю о новой удивит ОС Windows XP </text:p>
          <text:p text:style-name="P1">и замечательном разделе NTFS – и попросить обносвиться</text:p>
          <text:p text:style-name="P1"/>
          <text:p text:style-name="P1">а сами – данные не шифровать</text:p>
        </draw:rect>
        <draw:rect draw:style-name="gr8" draw:text-style-name="P2" draw:layer="layout" svg:width="15.24cm" svg:height="3.175cm" svg:x="4.81cm" svg:y="13.065cm">
          <text:p text:style-name="P1">При загрузке данных требовать чтобы если вдруг </text:p>
          <text:p text:style-name="P1">там оказался проль – а файл не зашифрован</text:p>
          <text:p text:style-name="P1">у пользователя – прекратить измываться – и </text:p>
          <text:p text:style-name="P1">не делить загрузку таких данных</text:p>
        </draw:rect>
        <draw:rect draw:style-name="gr8" draw:text-style-name="P2" draw:layer="layout" svg:width="14.605cm" svg:height="2.54cm" svg:x="1cm" svg:y="16.875cm">
          <text:p text:style-name="P1">2. Хранить данные об установившем программу</text:p>
          <text:p text:style-name="P1">пользователе вместе с программой – логин</text:p>
          <text:p text:style-name="P1">при этом сделать сохранение данных однократным</text:p>
          <text:p text:style-name="P1">при установке утилиты</text:p>
        </draw:rect>
        <draw:rect draw:style-name="gr8" draw:text-style-name="P2" draw:layer="layout" svg:width="15.24cm" svg:height="1.27cm" svg:x="4.81cm" svg:y="20.05cm">
          <text:p text:style-name="P1">Исправить логику планировщика чтобы наличие</text:p>
          <text:p text:style-name="P1">этих данных было критичным</text:p>
        </draw:rect>
        <draw:rect draw:style-name="gr8" draw:text-style-name="P2" draw:layer="layout" svg:width="14.605cm" svg:height="2.54cm" svg:x="1cm" svg:y="21.955cm">
          <text:p text:style-name="P1">3. Исправить конфигуратор так, чтобы вкладка</text:p>
          <text:p text:style-name="P1">планировщик была доступна только этому </text:p>
          <text:p text:style-name="P1">установившему пользователю</text:p>
        </draw:rect>
        <draw:rect draw:style-name="gr8" draw:text-style-name="P2" draw:layer="layout" svg:width="14.605cm" svg:height="1.81cm" svg:x="1cm" svg:y="25.13cm">
          <text:p text:style-name="P1">4. Добавить опции логин и пароль оператора РК</text:p>
          <text:p text:style-name="P1">и набор проверок на безопасность такого набора</text:p>
        </draw:rect>
      </draw:page>
      <draw:page draw:name="page7" draw:style-name="dp1" draw:master-page-name="Default">
        <office:forms form:automatic-focus="false" form:apply-design-mode="false"/>
        <draw:rect draw:style-name="gr8" draw:text-style-name="P2" draw:layer="layout" svg:width="15.875cm" svg:height="3.81cm" svg:x="2.905cm" svg:y="1cm">
          <text:p text:style-name="P1">При этом запретить из службы запускать</text:p>
          <text:p text:style-name="P1">с правами Local System утилиту,</text:p>
          <text:p text:style-name="P1">только с правами ограниченного</text:p>
          <text:p text:style-name="P1">пользователя</text:p>
        </draw:rect>
        <draw:rect draw:style-name="gr8" draw:text-style-name="P2" draw:layer="layout" svg:width="15.875cm" svg:height="1.905cm" svg:x="1cm" svg:y="6.08cm">
          <text:p text:style-name="P1">Реализовать изменения в службе а также обновить</text:p>
          <text:p text:style-name="P1">сообщения об ошибках</text:p>
        </draw:rect>
        <draw:rect draw:style-name="gr8" draw:text-style-name="P2" draw:layer="layout" svg:width="15.875cm" svg:height="1.905cm" svg:x="2.27cm" svg:y="11.16cm">
          <text:p text:style-name="P1">Тестирование</text:p>
        </draw:rect>
        <draw:rect draw:style-name="gr8" draw:text-style-name="P2" draw:layer="layout" svg:width="15.875cm" svg:height="1.905cm" svg:x="1cm" svg:y="8.32cm">
          <text:p text:style-name="P1">Изменить вид загрузки – загружать не в отдельном домене</text:p>
          <text:p text:style-name="P1">а всю сборку целиком и запускать ее – если такое</text:p>
          <text:p text:style-name="P1">можно сделать</text:p>
        </draw:rect>
        <draw:rect draw:style-name="gr8" draw:text-style-name="P2" draw:layer="layout" svg:width="15.875cm" svg:height="1.905cm" svg:x="2.27cm" svg:y="13.7cm">
          <text:p text:style-name="P1">Обновление документации</text:p>
        </draw:rect>
        <draw:rect draw:style-name="gr8" draw:text-style-name="P2" draw:layer="layout" svg:width="13.335cm" svg:height="1.27cm" svg:x="2.27cm" svg:y="17.51cm">
          <text:p text:style-name="P1">E</text:p>
        </draw:rect>
      </draw:page>
      <draw:page draw:name="page8" draw:style-name="dp1" draw:master-page-name="Default">
        <office:forms form:automatic-focus="false" form:apply-design-mode="false"/>
        <draw:rect draw:style-name="gr8" draw:text-style-name="P2" draw:layer="layout" svg:width="10.16cm" svg:height="1.905cm" svg:x="1cm" svg:y="1cm">
          <text:p text:style-name="P1">Реализация</text:p>
        </draw:rect>
        <draw:rect draw:style-name="gr8" draw:text-style-name="P2" draw:id="id36" draw:layer="layout" svg:width="6.35cm" svg:height="2.54cm" svg:x="1.635cm" svg:y="6.715cm">
          <text:p text:style-name="P1">Конфигуратор</text:p>
        </draw:rect>
        <draw:rect draw:style-name="gr8" draw:text-style-name="P2" draw:id="id34" draw:layer="layout" svg:width="6.35cm" svg:height="2.54cm" svg:x="1.635cm" svg:y="12.43cm">
          <text:p text:style-name="P1">Настройки </text:p>
          <text:p text:style-name="P1">планировщика</text:p>
        </draw:rect>
        <draw:rect draw:style-name="gr8" draw:text-style-name="P2" draw:id="id39" draw:layer="layout" svg:width="8.255cm" svg:height="3.175cm" svg:x="11.795cm" svg:y="16.875cm">
          <text:p text:style-name="P1">Логин и пароль</text:p>
          <text:p text:style-name="P1">ограниченного</text:p>
          <text:p text:style-name="P1">аккаунта</text:p>
          <text:p text:style-name="P1">может задаваться админом</text:p>
        </draw:rect>
        <draw:custom-shape draw:style-name="gr1" draw:text-style-name="P2" draw:id="id35" draw:layer="layout" svg:width="6.985cm" svg:height="1.905cm" svg:x="1.335cm" svg:y="17.51cm">
          <text:p text:style-name="P1">В папке программы</text:p>
          <text:p text:style-name="P1">доступны всем</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2" draw:layer="layout" draw:type="line" svg:x1="4.81cm" svg:y1="14.97cm" svg:x2="4.827cm" svg:y2="17.51cm" draw:start-shape="id34" draw:start-glue-point="2" draw:end-shape="id35" draw:end-glue-point="5">
          <text:p/>
        </draw:connector>
        <draw:connector draw:style-name="gr7" draw:text-style-name="P2" draw:layer="layout" draw:type="line" svg:x1="4.81cm" svg:y1="12.43cm" svg:x2="4.81cm" svg:y2="9.255cm" draw:start-shape="id34" draw:start-glue-point="0" draw:end-shape="id36" draw:end-glue-point="2">
          <text:p/>
        </draw:connector>
        <draw:rect draw:style-name="gr8" draw:text-style-name="P2" draw:id="id37" draw:layer="layout" svg:width="5.715cm" svg:height="2.54cm" svg:x="11.795cm" svg:y="6.715cm">
          <text:p text:style-name="P1">Отображение</text:p>
          <text:p text:style-name="P1">как справочной</text:p>
          <text:p text:style-name="P1">информации</text:p>
        </draw:rect>
        <draw:connector draw:style-name="gr7" draw:text-style-name="P2" draw:layer="layout" draw:type="line" svg:x1="7.985cm" svg:y1="7.985cm" svg:x2="11.795cm" svg:y2="7.985cm" draw:start-shape="id36" draw:start-glue-point="1" draw:end-shape="id37" draw:end-glue-point="3">
          <text:p/>
        </draw:connector>
        <draw:rect draw:style-name="gr8" draw:text-style-name="P2" draw:id="id38" draw:layer="layout" svg:width="5.715cm" svg:height="2.975cm" svg:x="11.795cm" svg:y="9.455cm">
          <text:p text:style-name="P1">Редактировать</text:p>
          <text:p text:style-name="P1">и сохранение</text:p>
          <text:p text:style-name="P1">если пользователь</text:p>
          <text:p text:style-name="P1">админ</text:p>
        </draw:rect>
        <draw:connector draw:style-name="gr7" draw:text-style-name="P2" draw:layer="layout" draw:type="line" svg:x1="7.985cm" svg:y1="7.985cm" svg:x2="11.795cm" svg:y2="10.942cm" draw:start-shape="id36" draw:start-glue-point="1" draw:end-shape="id38" draw:end-glue-point="3">
          <text:p/>
        </draw:connector>
        <draw:connector draw:style-name="gr7" draw:text-style-name="P2" draw:layer="layout" draw:type="line" svg:x1="14.652cm" svg:y1="12.43cm" svg:x2="7.985cm" svg:y2="13.7cm" draw:start-shape="id38" draw:start-glue-point="2" draw:end-shape="id34" draw:end-glue-point="1">
          <text:p/>
        </draw:connector>
        <draw:rect draw:style-name="gr8" draw:text-style-name="P2" draw:id="id40" draw:layer="layout" svg:width="6.985cm" svg:height="1.905cm" svg:x="1.335cm" svg:y="20.685cm">
          <text:p text:style-name="P1">СЛУЖБА</text:p>
        </draw:rect>
        <draw:connector draw:style-name="gr7" draw:text-style-name="P2" draw:layer="layout" draw:type="line" svg:x1="4.81cm" svg:y1="9.255cm" svg:x2="15.922cm" svg:y2="16.875cm" draw:start-shape="id36" draw:start-glue-point="2" draw:end-shape="id39" draw:end-glue-point="0">
          <text:p/>
        </draw:connector>
        <draw:connector draw:style-name="gr5" draw:text-style-name="P2" draw:layer="layout" draw:type="line" svg:x1="15.922cm" svg:y1="20.05cm" svg:x2="8.32cm" svg:y2="21.637cm" draw:start-shape="id39" draw:start-glue-point="2" draw:end-shape="id40">
          <text:p text:style-name="P1">Только в одном</text:p>
          <text:p text:style-name="P1">направлении</text:p>
        </draw:connector>
        <draw:connector draw:style-name="gr5" draw:text-style-name="P2" draw:layer="layout" draw:type="line" svg:x1="11.795cm" svg:y1="18.462cm" svg:x2="8.32cm" svg:y2="18.462cm" draw:start-shape="id39" draw:start-glue-point="3" draw:end-shape="id35" draw:end-glue-point="8">
          <text:p text:style-name="P1">Логин</text:p>
          <text:p text:style-name="P1"/>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meta:initial-creator>Siarhei Kuchuk</meta:initial-creator>
    <meta:creation-date>2008-03-03T19:53:56</meta:creation-date>
    <dc:date>2008-03-25T21:08:28</dc:date>
    <dc:language>ru-RU</dc:language>
    <meta:editing-cycles>7</meta:editing-cycles>
    <meta:editing-duration>PT1H57M1S</meta:editing-duration>
    <meta:user-defined meta:name="Info 1"/>
    <meta:user-defined meta:name="Info 2"/>
    <meta:user-defined meta:name="Info 3"/>
    <meta:user-defined meta:name="Info 4"/>
    <meta:document-statistic meta:object-count="121"/>
  </office:meta>
</office:document-meta>
</file>